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style:line-height-at-least="0.503cm"/>
      <style:text-properties fo:color="#3b3b3b" loext:opacity="100%" style:font-name="Consolas" fo:font-size="10.5pt" fo:font-weight="normal" fo:background-color="#ffffff"/>
    </style:style>
    <style:style style:name="P2" style:family="paragraph" style:parent-style-name="Standard">
      <style:paragraph-properties style:line-height-at-least="0.503cm"/>
      <style:text-properties fo:color="#3b3b3b" loext:opacity="100%" style:font-name="Consolas" fo:font-size="10.5pt" fo:font-weight="normal" officeooo:paragraph-rsid="0012f0b5" fo:background-color="#ffffff"/>
    </style:style>
    <style:style style:name="P3" style:family="paragraph" style:parent-style-name="Standard">
      <style:paragraph-properties style:line-height-at-least="0.503cm"/>
      <style:text-properties fo:color="#008000" loext:opacity="100%" style:font-name="Consolas" fo:font-size="10.5pt" fo:font-weight="normal" fo:background-color="#ffffff"/>
    </style:style>
    <style:style style:name="P4" style:family="paragraph" style:parent-style-name="Standard">
      <style:paragraph-properties style:line-height-at-least="0.503cm"/>
    </style:style>
    <style:style style:name="P5" style:family="paragraph" style:parent-style-name="Standard">
      <style:paragraph-properties style:line-height-at-least="0.503cm" fo:break-before="page"/>
    </style:style>
    <style:style style:name="T1" style:family="text">
      <style:text-properties fo:color="#800000" loext:opacity="100%"/>
    </style:style>
    <style:style style:name="T2" style:family="text">
      <style:text-properties fo:color="#800000" loext:opacity="100%" fo:font-weight="bold"/>
    </style:style>
    <style:style style:name="T3" style:family="text">
      <style:text-properties fo:color="#800000" loext:opacity="100%" style:font-name="Consolas" fo:font-size="10.5pt" fo:font-weight="bold" fo:background-color="#ffffff" loext:char-shading-value="0"/>
    </style:style>
    <style:style style:name="T4" style:family="text">
      <style:text-properties fo:color="#800000" loext:opacity="100%" style:font-name="Consolas" fo:font-size="10.5pt" fo:font-weight="normal" fo:background-color="#ffffff" loext:char-shading-value="0"/>
    </style:style>
    <style:style style:name="T5" style:family="text">
      <style:text-properties fo:color="#000080" loext:opacity="100%" fo:font-weight="bold"/>
    </style:style>
    <style:style style:name="T6" style:family="text">
      <style:text-properties fo:color="#000080" loext:opacity="100%" style:font-name="Consolas" fo:font-size="10.5pt" fo:font-weight="bold" fo:background-color="#ffffff" loext:char-shading-value="0"/>
    </style:style>
    <style:style style:name="T7" style:family="text">
      <style:text-properties fo:color="#0451a5" loext:opacity="100%"/>
    </style:style>
    <style:style style:name="T8" style:family="text">
      <style:text-properties fo:color="#a31515"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e protocole TPC/IP : Exercices</text:p>
      <text:h text:style-name="Heading_20_1" text:outline-level="1">QCM sur le protocole TCP/IP</text:h>
      <text:p text:style-name="P4"/>
      <text:p text:style-name="P1"><text:span text:style-name="T2">Question 1 : </text:span><text:span text:style-name="T5">Qu'est-ce que le protocole IP ?</text:span><text:span text:style-name="T1"> </text:span></text:p>
      <text:p text:style-name="P1"><text:span text:style-name="T7">-</text:span> [<text:span text:style-name="T8">A</text:span>] Un protocole qui vérifie la connexion entre deux appareils.  </text:p>
      <text:p text:style-name="P1"><text:span text:style-name="T7">-</text:span> [<text:span text:style-name="T8">B</text:span>] Un protocole qui identifie et adresse les appareils sur un réseau.  </text:p>
      <text:p text:style-name="P1"><text:span text:style-name="T7">-</text:span> [<text:span text:style-name="T8">C</text:span>] Un protocole dédié au transfert de fichiers uniquement.  </text:p>
      <text:p text:style-name="P1"><text:span text:style-name="T7">-</text:span> [<text:span text:style-name="T8">D</text:span>] Une méthode de cryptage des données.  </text:p>
      <text:p text:style-name="P4"/>
      <text:p text:style-name="P3">&lt;!--</text:p>
      <text:p text:style-name="P3">- [B] Un protocole qui identifie et adresse les appareils sur un réseau.  </text:p>
      <text:p text:style-name="P3">--&gt;</text:p>
      <text:p text:style-name="P4"/>
      <text:p text:style-name="P1"><text:span text:style-name="T2">Question 2 : </text:span><text:span text:style-name="T5">Quel modèle théorique a inspiré le protocole TCP/IP ?</text:span></text:p>
      <text:p text:style-name="P1"><text:span text:style-name="T7">-</text:span> [<text:span text:style-name="T8">A</text:span>] Le modèle client-serveur.  </text:p>
      <text:p text:style-name="P1"><text:span text:style-name="T7">-</text:span> [<text:span text:style-name="T8">B</text:span>] Le modèle OSI.  </text:p>
      <text:p text:style-name="P1"><text:span text:style-name="T7">-</text:span> [<text:span text:style-name="T8">C</text:span>] Le modèle réseau sans fil.  </text:p>
      <text:p text:style-name="P1"><text:span text:style-name="T7">-</text:span> [<text:span text:style-name="T8">D</text:span>] Le modèle pair-à-pair.  </text:p>
      <text:p text:style-name="P4"/>
      <text:p text:style-name="P3">&lt;!--</text:p>
      <text:p text:style-name="P3">- [B] Le modèle OSI.  </text:p>
      <text:p text:style-name="P3">--&gt;</text:p>
      <text:p text:style-name="P4"/>
      <text:p text:style-name="P1"><text:span text:style-name="T2">Question 3 : </text:span><text:span text:style-name="T5">Quelle est la particularité du protocole TCP ?</text:span></text:p>
      <text:p text:style-name="P1"><text:span text:style-name="T7">-</text:span> [<text:span text:style-name="T8">A</text:span>] Il attribue une adresse IP à chaque appareil.  </text:p>
      <text:p text:style-name="P1"><text:span text:style-name="T7">-</text:span> [<text:span text:style-name="T8">B</text:span>] Il utilise une connexion sans fil pour transmettre les données.  </text:p>
      <text:p text:style-name="P1"><text:span text:style-name="T7">-</text:span> [<text:span text:style-name="T8">C</text:span>] Il vérifie que les données sont bien reçues grâce à une poignée de main à trois temps.  </text:p>
      <text:p text:style-name="P1"><text:span text:style-name="T7">-</text:span> [<text:span text:style-name="T8">D</text:span>] Il encapsule les paquets dans des masques de sous-réseaux.  </text:p>
      <text:p text:style-name="P3">&lt;!--</text:p>
      <text:p text:style-name="P3">- [C] Il vérifie que les données sont bien reçues grâce à une poignée de main à trois temps.  </text:p>
      <text:p text:style-name="P3">--&gt;</text:p>
      <text:p text:style-name="P4"/>
      <text:p text:style-name="P1"><text:span text:style-name="T2">Question 4 : </text:span><text:span text:style-name="T5">Comment s'appellent les morceaux d'information envoyés sur Internet ?</text:span></text:p>
      <text:p text:style-name="P1"><text:span text:style-name="T7">-</text:span> [<text:span text:style-name="T8">A</text:span>] Les blocs.  </text:p>
      <text:p text:style-name="P1"><text:span text:style-name="T7">-</text:span> [<text:span text:style-name="T8">B</text:span>] Les fichiers.  </text:p>
      <text:p text:style-name="P1"><text:span text:style-name="T7">-</text:span> [<text:span text:style-name="T8">C</text:span>] Les paquets.  </text:p>
      <text:p text:style-name="P1"><text:span text:style-name="T7">-</text:span> [<text:span text:style-name="T8">D</text:span>] Les trames.  </text:p>
      <text:p text:style-name="P4"/>
      <text:p text:style-name="P3">&lt;!--</text:p>
      <text:p text:style-name="P3">- [C] Les paquets.  </text:p>
      <text:p text:style-name="P3">--&gt;</text:p>
      <text:p text:style-name="P4"><text:span text:style-name="T3"/></text:p>
      <text:p text:style-name="P5"><text:span text:style-name="T3">Question 5 : </text:span><text:span text:style-name="T6">Quelle est la différence principale entre IPv4 et IPv6 ?</text:span><text:span text:style-name="T4"> </text:span></text:p>
      <text:p text:style-name="P1"><text:span text:style-name="T7">-</text:span> [<text:span text:style-name="T8">A</text:span>] IPv4 est utilisé pour le Wi-Fi, IPv6 pour le câble.  </text:p>
      <text:p text:style-name="P1"><text:span text:style-name="T7">-</text:span> [<text:span text:style-name="T8">B</text:span>] IPv4 utilise un adressage décimal, IPv6 utilise un adressage hexadécimal.  </text:p>
      <text:p text:style-name="P1"><text:span text:style-name="T7">-</text:span> [<text:span text:style-name="T8">C</text:span>] IPv6 est plus lent qu'IPv4.  </text:p>
      <text:p text:style-name="P1"><text:span text:style-name="T7">-</text:span> [<text:span text:style-name="T8">D</text:span>] IPv4 est compatible uniquement avec les réseaux personnels.  </text:p>
      <text:p text:style-name="P4"/>
      <text:p text:style-name="P3">&lt;!--</text:p>
      <text:p text:style-name="P3">- [B] IPv4 utilise un adressage décimal, IPv6 utilise un adressage hexadécimal.  </text:p>
      <text:p text:style-name="P3">--&gt;</text:p>
      <text:p text:style-name="P4"/>
      <text:p text:style-name="P1"><text:span text:style-name="T2">Question 6 : </text:span><text:span text:style-name="T5">Qu'est-ce qu'un masque de sous-réseau (netmask) ?</text:span><text:span text:style-name="T1"> </text:span></text:p>
      <text:p text:style-name="P1"><text:span text:style-name="T7">-</text:span> [<text:span text:style-name="T8">A</text:span>] Un outil pour protéger un réseau contre les pirates.  </text:p>
      <text:p text:style-name="P1"><text:span text:style-name="T7">-</text:span> [<text:span text:style-name="T8">B</text:span>] Un moyen de distinguer la partie réseau et la partie machine d'une adresse IP.  </text:p>
      <text:p text:style-name="P1"><text:span text:style-name="T7">-</text:span> [<text:span text:style-name="T8">C</text:span>] Un protocole utilisé uniquement dans les VPN.  </text:p>
      <text:p text:style-name="P1"><text:span text:style-name="T7">-</text:span> [<text:span text:style-name="T8">D</text:span>] Un autre nom pour les routeurs.  </text:p>
      <text:p text:style-name="P4"/>
      <text:p text:style-name="P3">&lt;!--</text:p>
      <text:p text:style-name="P3">- [B] Un moyen de distinguer la partie réseau et la partie machine d'une adresse IP.  </text:p>
      <text:p text:style-name="P3">--&gt;</text:p>
      <text:p text:style-name="P4"/>
      <text:p text:style-name="P1"><text:span text:style-name="T2">Question 7 : </text:span><text:span text:style-name="T5">Quel type de réseau a une portée typiquement limitée à une seule ville ?</text:span></text:p>
      <text:p text:style-name="P1"><text:span text:style-name="T7">-</text:span> [<text:span text:style-name="T8">A</text:span>] WAN.  </text:p>
      <text:p text:style-name="P1"><text:span text:style-name="T7">-</text:span> [<text:span text:style-name="T8">B</text:span>] LAN.  </text:p>
      <text:p text:style-name="P1"><text:span text:style-name="T7">-</text:span> [<text:span text:style-name="T8">C</text:span>] MAN.  </text:p>
      <text:p text:style-name="P1"><text:span text:style-name="T7">-</text:span> [<text:span text:style-name="T8">D</text:span>] PAN.  </text:p>
      <text:p text:style-name="P4"/>
      <text:p text:style-name="P3">&lt;!--</text:p>
      <text:p text:style-name="P3">- [C] MAN.  </text:p>
      <text:p text:style-name="P3">--&gt;</text:p>
      <text:p text:style-name="P4"/>
      <text:p text:style-name="P1"><text:span text:style-name="T2">Question 8 : </text:span><text:span text:style-name="T5">Quel est le rôle principal des routeurs ?</text:span></text:p>
      <text:p text:style-name="P1"><text:span text:style-name="T7">-</text:span> [<text:span text:style-name="T8">A</text:span>] Traduire les adresses IPv4 en IPv6.  </text:p>
      <text:p text:style-name="P1"><text:span text:style-name="T7">-</text:span> [<text:span text:style-name="T8">B</text:span>] Connecter des appareils Bluetooth entre eux.  </text:p>
      <text:p text:style-name="P1"><text:span text:style-name="T7">-</text:span> [<text:span text:style-name="T8">C</text:span>] Décider de la meilleure route pour acheminer les paquets.  </text:p>
      <text:p text:style-name="P1"><text:span text:style-name="T7">-</text:span> [<text:span text:style-name="T8">D</text:span>] Assurer la sécurité des données sur un réseau.  </text:p>
      <text:p text:style-name="P4"/>
      <text:p text:style-name="P3">&lt;!--</text:p>
      <text:p text:style-name="P3">- [C] Décider de la meilleure route pour acheminer les paquets.  </text:p>
      <text:p text:style-name="P3">--&gt;</text:p>
      <text:p text:style-name="P4"/>
      <text:p text:style-name="P4"><text:span text:style-name="T3"/></text:p>
      <text:p text:style-name="P5"><text:span text:style-name="T3">Question 9 : </text:span><text:span text:style-name="T6">Dans le modèle TCP/IP, à quelle couche appartient le protocole IP ?</text:span><text:span text:style-name="T4"> </text:span></text:p>
      <text:p text:style-name="P1"><text:span text:style-name="T7">-</text:span> [<text:span text:style-name="T8">A</text:span>] Couche application.  </text:p>
      <text:p text:style-name="P1"><text:span text:style-name="T7">-</text:span> [<text:span text:style-name="T8">B</text:span>] Couche réseau.  </text:p>
      <text:p text:style-name="P1"><text:span text:style-name="T7">-</text:span> [<text:span text:style-name="T8">C</text:span>] Couche transport.  </text:p>
      <text:p text:style-name="P1"><text:span text:style-name="T7">-</text:span> [<text:span text:style-name="T8">D</text:span>] Couche liaison de données.  </text:p>
      <text:p text:style-name="P4"/>
      <text:p text:style-name="P3">&lt;!--  </text:p>
      <text:p text:style-name="P3">- [B] Couche réseau. </text:p>
      <text:p text:style-name="P3">--&gt;</text:p>
      <text:p text:style-name="P4"/>
      <text:p text:style-name="P1"><text:span text:style-name="T2">Question 10 : </text:span><text:span text:style-name="T5">En cas de perte de paquets lors de la transmission, que fait le protocole TCP ?</text:span></text:p>
      <text:p text:style-name="P1"><text:span text:style-name="T7">-</text:span> [<text:span text:style-name="T8">A</text:span>] Il utilise un autre protocole pour compenser.  </text:p>
      <text:p text:style-name="P1"><text:span text:style-name="T7">-</text:span> [<text:span text:style-name="T8">B</text:span>] Il réinitialise la connexion avec un autre routeur.  </text:p>
      <text:p text:style-name="P1"><text:span text:style-name="T7">-</text:span> [<text:span text:style-name="T8">C</text:span>] Il demande la retransmission des paquets manquants.  </text:p>
      <text:p text:style-name="P1"><text:span text:style-name="T7">-</text:span> [<text:span text:style-name="T8">D</text:span>] Il continue sans retransmission pour éviter les ralentissements.  </text:p>
      <text:p text:style-name="P4"/>
      <text:p text:style-name="P3">&lt;!-- </text:p>
      <text:p text:style-name="P3">- [C] Il demande la retransmission des paquets manquants. </text:p>
      <text:p text:style-name="P3">--&gt;</text:p>
      <text:p text:style-name="P4"/>
      <text:p text:style-name="P2"><text:span text:style-name="T2">Question 11: </text:span><text:span text:style-name="T5">Explique le rôle des routeurs dans le routage des paquets sur Internet. </text:span></text:p>
      <text:p text:style-name="P2"><text:span text:style-name="T5">Pourquoi sont-ils essentiels pour le fonctionnement du réseau ?</text:span></text:p>
      <text:p text:style-name="P4"/>
      <text:p text:style-name="P3">&lt;!--</text:p>
      <text:p text:style-name="P3">Réponse attendue :</text:p>
      <text:p text:style-name="P3">Les routeurs jouent un rôle clé en connectant différents réseaux entre eux. Ils décident de la meilleure "route" pour envoyer les paquets de données vers leur destination. Grâce à leur organisation, ils permettent aux informations de voyager efficacement à travers Internet, même si les réseaux sont géographiquement éloignés. Sans routeurs, les paquets ne pourraient pas atteindre leur cible sur des réseaux différents.</text:p>
      <text:p text:style-name="P3">--&gt;</text:p>
      <text:p text:style-name="P1"/>
      <text:p text:style-name="P4"/>
      <text:p text:style-name="P1"><text:span text:style-name="T2">Question 12 : </text:span><text:span text:style-name="T5">Quelle est la différence entre une adresse IP privée et une adresse IP publique ?</text:span></text:p>
      <text:p text:style-name="P4"/>
      <text:p text:style-name="P3">&lt;!--</text:p>
      <text:p text:style-name="P3">Réponse attendue :</text:p>
      <text:p text:style-name="P3">Une adresse IP privée est utilisée au sein d’un réseau local et n’est pas accessible depuis Internet. Une adresse IP publique est unique sur Internet et permet de communiquer avec des appareils en dehors du réseau local.</text:p>
      <text:p text:style-name="P3">--&gt;</text:p>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1T17:58:12.919000000</meta:creation-date>
    <dc:date>2025-02-01T18:02:01.263000000</dc:date>
    <meta:editing-duration>PT3M51S</meta:editing-duration>
    <meta:editing-cycles>1</meta:editing-cycles>
    <meta:document-statistic meta:table-count="0" meta:image-count="0" meta:object-count="0" meta:page-count="3" meta:paragraph-count="93" meta:word-count="739" meta:character-count="4117" meta:non-whitespace-character-count="3377"/>
    <meta:generator>LibreOffice/7.5.5.2$Windows_X86_64 LibreOffice_project/ca8fe7424262805f223b9a2334bc7181abbcbf5e</meta:generator>
  </office:meta>
</office:document-meta>
</file>